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16597571679119726" text:style-name="L1">
        <text:list-item>
          <text:p text:style-name="P1">intro</text:p>
          <text:list>
            <text:list-item>
              <text:p text:style-name="P1">git est un gestionnaire de versions</text:p>
            </text:list-item>
            <text:list-item>
              <text:p text:style-name="P1">créateur de git = linus torvald</text:p>
            </text:list-item>
            <text:list-item>
              <text:p text:style-name="P1">il a aussi créé le kernel de linux</text:p>
            </text:list-item>
          </text:list>
        </text:list-item>
        <text:list-item>
          <text:p text:style-name="P1">premiers pas</text:p>
          <text:list>
            <text:list-item>
              <text:p text:style-name="P1">qu'est ce que versionner son code ?</text:p>
              <text:list>
                <text:list-item>
                  <text:p text:style-name="P1">problèmes sans versionnage :</text:p>
                  <text:list>
                    <text:list-item>
                      <text:p text:style-name="P1">beaucoup de code → facile de s'y perdre</text:p>
                    </text:list-item>
                    <text:list-item>
                      <text:p text:style-name="P1">code fonctionne un jour et plus du tout le lendemain</text:p>
                    </text:list-item>
                  </text:list>
                </text:list-item>
                <text:list-item>
                  <text:p text:style-name="P1">versionnage</text:p>
                  <text:list>
                    <text:list-item>
                      <text:p text:style-name="P1">garde trace de toute modifs faites sur le code</text:p>
                    </text:list-item>
                    <text:list-item>
                      <text:p text:style-name="P1">chaque trace = commit = modifs d'une part des données</text:p>
                    </text:list-item>
                    <text:list-item>
                      <text:p text:style-name="P1">message récapitulatif associé a chaque commit</text:p>
                    </text:list-item>
                    <text:list-item>
                      <text:p text:style-name="P1">possibilité de retour en arrière après commit si changements néfastes</text:p>
                    </text:list-item>
                    <text:list-item>
                      <text:p text:style-name="P1">message de commit permet de s'y retrouver surtout si on est plusieurs</text:p>
                    </text:list-item>
                    <text:list-item>
                      <text:p text:style-name="P1">donc avantageux seul et quasi-indispensable en équipe</text:p>
                    </text:list-item>
                  </text:list>
                </text:list-item>
              </text:list>
            </text:list-item>
            <text:list-item>
              <text:p text:style-name="P1">git VS autres logiciels de versionning</text:p>
              <text:list>
                <text:list-item>
                  <text:p text:style-name="P1">ex autres logiciels importants</text:p>
                  <text:list>
                    <text:list-item>
                      <text:p text:style-name="P1">SVN (centralisé)</text:p>
                    </text:list-item>
                    <text:list-item>
                      <text:p text:style-name="P1">CVS (centralisé)</text:p>
                    </text:list-item>
                    <text:list-item>
                      <text:p text:style-name="P1">mercurial (distribué)</text:p>
                    </text:list-item>
                    <text:list-item>
                      <text:p text:style-name="P1">bazaar (distribué)</text:p>
                    </text:list-item>
                  </text:list>
                </text:list-item>
                <text:list-item>
                  <text:p text:style-name="P1">plusieurs modèles</text:p>
                  <text:list>
                    <text:list-item>
                      <text:p text:style-name="P1">centralisé</text:p>
                      <text:list>
                        <text:list-item>
                          <text:p text:style-name="P1">tout enregistré uniquement sur serveur</text:p>
                        </text:list-item>
                        <text:list-item>
                          <text:p text:style-name="P1">toute opération passe par lui</text:p>
                        </text:list-item>
                      </text:list>
                    </text:list-item>
                    <text:list-item>
                      <text:p text:style-name="P1">distribué</text:p>
                      <text:list>
                        <text:list-item>
                          <text:p text:style-name="P1">tout le monde a tout sur sa machine</text:p>
                        </text:list-item>
                      </text:list>
                    </text:list-item>
                    <text:list-item>
                      <text:p text:style-name="P1">git</text:p>
                      <text:list>
                        <text:list-item>
                          <text:p text:style-name="P1">centralisé ET distribué à la fois</text:p>
                        </text:list-item>
                        <text:list-item>
                          <text:p text:style-name="P1">tout le monde a les infos sur sa machine</text:p>
                        </text:list-item>
                        <text:list-item>
                          <text:p text:style-name="P1">il y a aussi un serveur avec lequel on se synchronise</text:p>
                        </text:list-item>
                      </text:list>
                    </text:list-item>
                    <text:list-item>
                      <text:p text:style-name="P1">avantages git du coup</text:p>
                      <text:list>
                        <text:list-item>
                          <text:p text:style-name="P1">moins de risques de tout perdre (distribué)</text:p>
                        </text:list-item>
                        <text:list-item>
                          <text:p text:style-name="P1">accélère les opérations (distribué)</text:p>
                        </text:list-item>
                        <text:list-item>
                          <text:p text:style-name="P1">peut travailler sans connexion (distribué)</text:p>
                        </text:list-item>
                        <text:list-item>
                          <text:p text:style-name="P1">facile de se synchroniser (centralisé)</text:p>
                        </text:list-item>
                      </text:list>
                    </text:list-item>
                  </text:list>
                </text:list-item>
              </text:list>
            </text:list-item>
            <text:list-item>
              <text:p text:style-name="P1">installer git</text:p>
              <text:list>
                <text:list-item>
                  <text:p text:style-name="P1">configurer git</text:p>
                  <text:list>
                    <text:list-item>
                      <text:p text:style-name="P1">git config --global user.name nom</text:p>
                    </text:list-item>
                    <text:list-item>
                      <text:p text:style-name="P1">git config --global user.email email</text:p>
                    </text:list-item>
                  </text:list>
                </text:list-item>
                <text:list-item>
                  <text:p text:style-name="P1">obtenir des infos sur git : commande git sans rien</text:p>
                </text:list-item>
              </text:list>
            </text:list-item>
            <text:list-item>
              <text:p text:style-name="P1">premier commit</text:p>
              <text:list>
                <text:list-item>
                  <text:p text:style-name="P1">créer le répertoire ultérieurement utilisé par git : mkdir rep</text:p>
                </text:list-item>
                <text:list-item>
                  <text:p text:style-name="P1">git init dans le rep pour dire a git que c'est lui qu'il faut gérer</text:p>
                </text:list-item>
                <text:list-item>
                  <text:p text:style-name="P1">ajouter fichier</text:p>
                  <text:list>
                    <text:list-item>
                      <text:p text:style-name="P1">touch fic pour créer fichier</text:p>
                    </text:list-item>
                    <text:list-item>
                      <text:p text:style-name="P1">git add ./fic pour ajouter aux fichiers considérés</text:p>
                    </text:list-item>
                    <text:list-item>
                      <text:p text:style-name="P1">git add . pour tout ajouter</text:p>
                    </text:list-item>
                    <text:list-item>
                      <text:p text:style-name="P1"><text:soft-page-break/>git add -A . pour en plus considérer les supressions</text:p>
                    </text:list-item>
                  </text:list>
                </text:list-item>
                <text:list-item>
                  <text:p text:style-name="P1">git commit -am "message"</text:p>
                  <text:list>
                    <text:list-item>
                      <text:p text:style-name="P1">a pour commiter tous les fichiers considérés du répertoire courant</text:p>
                    </text:list-item>
                    <text:list-item>
                      <text:p text:style-name="P1">m pour taper le message de commit direct sans passer par vim</text:p>
                    </text:list-item>
                  </text:list>
                </text:list-item>
              </text:list>
            </text:list-item>
            <text:list-item>
              <text:p text:style-name="P1">lire l'historique des commit</text:p>
              <text:list>
                <text:list-item>
                  <text:p text:style-name="P1">afficher tous les commit avec sha (identifiant commit) auteur date et message de commit : git log du plus récent au plus vieux</text:p>
                </text:list-item>
                <text:list-item>
                  <text:p text:style-name="P1">si on a juste modifié un fichié déjà répertorié par git, git status nous le met en rouge mais il est déjà indexé. du coup pas besoin du add on peut juste faire commit -a (a pour réajouter les fichiers déjà indexés). Du coup à l'inverse quand on créé un nouveau fichier on doit faire add mais on a pas besoin de faire commit -am juste commit -m</text:p>
                </text:list-item>
              </text:list>
            </text:list-item>
            <text:list-item>
              <text:p text:style-name="P1">se positionner sur un commit donné</text:p>
              <text:list>
                <text:list-item>
                  <text:p text:style-name="P1">revenir en arrière : git checkout [sha] (n'efface pas le dernier commit)</text:p>
                </text:list-item>
                <text:list-item>
                  <text:p text:style-name="P1">git checkout master pour revenir sur le dernier commit</text:p>
                </text:list-item>
                <text:list-item>
                  <text:p text:style-name="P1">pour corriger :</text:p>
                  <text:list>
                    <text:list-item>
                      <text:p text:style-name="P1">revenir au master, identifier la dernière zone modifié et chercher erreur</text:p>
                    </text:list-item>
                    <text:list-item>
                      <text:p text:style-name="P1">OU rester au dernier commit qui marchait et tout recommencer</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5T21:05:56</meta:creation-date>
    <dc:date>2014-10-09T16:44:40</dc:date>
    <dc:creator>yjfjyf jjku</dc:creator>
    <meta:editing-duration>PT1H45M14S</meta:editing-duration>
    <meta:editing-cycles>54</meta:editing-cycles>
    <meta:generator>OpenOffice/4.0.0$Unix OpenOffice.org_project/400m3$Build-9702</meta:generator>
    <meta:document-statistic meta:table-count="0" meta:image-count="0" meta:object-count="0" meta:page-count="2" meta:paragraph-count="62" meta:word-count="517" meta:character-count="2680"/>
  </office:meta>
</office:document-meta>
</file>